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62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1.28cm" fo:min-width="3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.694cm"/>
    </style:style>
    <style:style style:name="P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00"/>
      <style:paragraph-properties fo:text-align="center"/>
    </style:style>
    <style:style style:name="T1" style:family="text">
      <style:text-properties style:font-name="Liberation Mono" fo:font-size="32pt" style:font-size-asian="32pt" style:font-size-complex="32pt"/>
    </style:style>
    <style:style style:name="T2" style:family="text">
      <style:text-properties style:font-name="Liberation Mono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939cm" svg:y1="3.681cm" svg:x2="6.939cm" svg:y2="14.776cm">
            <text:p/>
          </draw:line>
          <draw:line draw:style-name="gr2" draw:text-style-name="P2" draw:layer="layout" svg:x1="4.783cm" svg:y1="13cm" svg:x2="18.522cm" svg:y2="13cm">
            <text:p/>
          </draw:line>
          <draw:frame draw:style-name="gr3" draw:text-style-name="P3" draw:layer="layout" svg:width="11.128cm" svg:height="1.53cm" svg:x="7.558cm" svg:y="6.535cm">
            <draw:text-box>
              <text:p><text:span text:style-name="T1">0 1 1 1 1 0 1 1</text:span><text:span text:style-name="T2"> </text:span></text:p>
            </draw:text-box>
          </draw:frame>
          <draw:frame draw:style-name="gr3" draw:text-style-name="P3" draw:layer="layout" svg:width="11.128cm" svg:height="1.53cm" svg:x="7.558cm" svg:y="10.436cm">
            <draw:text-box>
              <text:p><text:span text:style-name="T1">0 0 0 0 1 0 0 1</text:span><text:span text:style-name="T2"> </text:span></text:p>
            </draw:text-box>
          </draw:frame>
          <draw:frame draw:style-name="gr4" draw:text-style-name="P4" draw:layer="layout" svg:width="2.692cm" svg:height="1.517cm" svg:x="3.664cm" svg:y="6.536cm">
            <draw:text-box>
              <text:p><text:span text:style-name="T3">123</text:span></text:p>
            </draw:text-box>
          </draw:frame>
          <draw:frame draw:style-name="gr5" draw:text-style-name="P4" draw:layer="layout" svg:width="1.51cm" svg:height="1.517cm" svg:x="4.846cm" svg:y="10.437cm">
            <draw:text-box>
              <text:p><text:span text:style-name="T3"><text:s/></text:span><text:span text:style-name="T3">9</text:span></text:p>
            </draw:text-box>
          </draw:frame>
          <draw:frame draw:style-name="gr6" draw:text-style-name="P4" draw:layer="layout" svg:width="1.162cm" svg:height="1.517cm" svg:x="5.159cm" svg:y="8.538cm">
            <draw:text-box>
              <text:p><text:span text:style-name="T3">+</text:span></text:p>
            </draw:text-box>
          </draw:frame>
        </draw:g>
      </draw:page>
      <draw:page draw:name="page2" draw:style-name="dp1" draw:master-page-name="Default">
        <draw:line draw:style-name="gr1" draw:text-style-name="P1" draw:layer="layout" svg:x1="8.798cm" svg:y1="4.091cm" svg:x2="8.798cm" svg:y2="15.186cm">
          <text:p/>
        </draw:line>
        <draw:line draw:style-name="gr2" draw:text-style-name="P2" draw:layer="layout" svg:x1="6.642cm" svg:y1="13.41cm" svg:x2="20.381cm" svg:y2="13.41cm">
          <text:p/>
        </draw:line>
        <draw:frame draw:style-name="gr3" draw:text-style-name="P3" draw:layer="layout" svg:width="11.128cm" svg:height="1.53cm" svg:x="9.417cm" svg:y="6.945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9.417cm" svg:y="10.846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5.523cm" svg:y="6.946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6.705cm" svg:y="10.847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7.018cm" svg:y="8.948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9.417cm" svg:y="13.746cm">
          <draw:text-box>
            <text:p><text:span text:style-name="T1"><text:s text:c="14"/></text:span><text:span text:style-name="T1">0</text:span><text:span text:style-name="T2"> </text:span></text:p>
          </draw:text-box>
        </draw:frame>
        <draw:frame draw:style-name="gr3" draw:text-style-name="P3" draw:layer="layout" svg:width="11.128cm" svg:height="1.53cm" svg:x="9.417cm" svg:y="4.746cm">
          <draw:text-box>
            <text:p><text:span text:style-name="T1"><text:s text:c="12"/></text:span><text:span text:style-name="T1">1 <text:s/></text:span><text:span text:style-name="T2"><text:s/></text:span></text:p>
          </draw:text-box>
        </draw:frame>
      </draw:page>
      <draw:page draw:name="page3" draw:style-name="dp1" draw:master-page-name="Default">
        <draw:line draw:style-name="gr1" draw:text-style-name="P1" draw:layer="layout" svg:x1="11.586cm" svg:y1="6.111cm" svg:x2="11.586cm" svg:y2="17.206cm">
          <text:p/>
        </draw:line>
        <draw:line draw:style-name="gr2" draw:text-style-name="P2" draw:layer="layout" svg:x1="9.43cm" svg:y1="15.43cm" svg:x2="23.169cm" svg:y2="15.43cm">
          <text:p/>
        </draw:line>
        <draw:frame draw:style-name="gr3" draw:text-style-name="P3" draw:layer="layout" svg:width="11.128cm" svg:height="1.53cm" svg:x="12.205cm" svg:y="8.965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12.205cm" svg:y="12.866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8.311cm" svg:y="8.966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9.493cm" svg:y="12.867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9.806cm" svg:y="10.968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12.205cm" svg:y="15.766cm">
          <draw:text-box>
            <text:p><text:span text:style-name="T1"><text:s text:c="12"/></text:span><text:span text:style-name="T1">0 0</text:span><text:span text:style-name="T2"> </text:span></text:p>
          </draw:text-box>
        </draw:frame>
        <draw:frame draw:style-name="gr3" draw:text-style-name="P3" draw:layer="layout" svg:width="11.128cm" svg:height="1.53cm" svg:x="12.205cm" svg:y="6.766cm">
          <draw:text-box>
            <text:p><text:span text:style-name="T1"><text:s text:c="10"/></text:span><text:span text:style-name="T1">1 1 <text:s/></text:span><text:span text:style-name="T2"><text:s/></text:span></text:p>
          </draw:text-box>
        </draw:frame>
      </draw:page>
      <draw:page draw:name="page4" draw:style-name="dp1" draw:master-page-name="Default">
        <draw:line draw:style-name="gr1" draw:text-style-name="P1" draw:layer="layout" svg:x1="7.993cm" svg:y1="3.28cm" svg:x2="7.993cm" svg:y2="14.375cm">
          <text:p/>
        </draw:line>
        <draw:line draw:style-name="gr2" draw:text-style-name="P2" draw:layer="layout" svg:x1="5.837cm" svg:y1="12.599cm" svg:x2="19.576cm" svg:y2="12.599cm">
          <text:p/>
        </draw:line>
        <draw:frame draw:style-name="gr3" draw:text-style-name="P3" draw:layer="layout" svg:width="11.128cm" svg:height="1.53cm" svg:x="8.612cm" svg:y="6.134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8.612cm" svg:y="10.035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4.718cm" svg:y="6.135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5.9cm" svg:y="10.036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6.213cm" svg:y="8.137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8.612cm" svg:y="12.935cm">
          <draw:text-box>
            <text:p><text:span text:style-name="T1"><text:s text:c="10"/></text:span><text:span text:style-name="T1">1 0 0</text:span><text:span text:style-name="T2"> </text:span></text:p>
          </draw:text-box>
        </draw:frame>
        <draw:frame draw:style-name="gr3" draw:text-style-name="P3" draw:layer="layout" svg:width="11.128cm" svg:height="1.53cm" svg:x="8.612cm" svg:y="3.935cm">
          <draw:text-box>
            <text:p><text:span text:style-name="T1"><text:s text:c="8"/></text:span><text:span text:style-name="T1">0 1 1 <text:s/></text:span><text:span text:style-name="T2"><text:s/></text:span></text:p>
          </draw:text-box>
        </draw:frame>
      </draw:page>
      <draw:page draw:name="page5" draw:style-name="dp1" draw:master-page-name="Default">
        <draw:line draw:style-name="gr1" draw:text-style-name="P1" draw:layer="layout" svg:x1="10.379cm" svg:y1="4.894cm" svg:x2="10.379cm" svg:y2="15.989cm">
          <text:p/>
        </draw:line>
        <draw:line draw:style-name="gr2" draw:text-style-name="P2" draw:layer="layout" svg:x1="8.223cm" svg:y1="14.213cm" svg:x2="21.962cm" svg:y2="14.213cm">
          <text:p/>
        </draw:line>
        <draw:frame draw:style-name="gr3" draw:text-style-name="P3" draw:layer="layout" svg:width="11.128cm" svg:height="1.53cm" svg:x="10.998cm" svg:y="7.748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10.998cm" svg:y="11.649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7.104cm" svg:y="7.749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8.286cm" svg:y="11.65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8.599cm" svg:y="9.751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10.998cm" svg:y="14.549cm">
          <draw:text-box>
            <text:p><text:span text:style-name="T1"><text:s text:c="8"/></text:span><text:span text:style-name="T1">0 1 0 0</text:span><text:span text:style-name="T2"> </text:span></text:p>
          </draw:text-box>
        </draw:frame>
        <draw:frame draw:style-name="gr3" draw:text-style-name="P3" draw:layer="layout" svg:width="11.128cm" svg:height="1.53cm" svg:x="10.998cm" svg:y="5.549cm">
          <draw:text-box>
            <text:p><text:span text:style-name="T1"><text:s text:c="6"/></text:span><text:span text:style-name="T1">1 0 1 1 <text:s/></text:span><text:span text:style-name="T2"><text:s/></text:span></text:p>
          </draw:text-box>
        </draw:frame>
      </draw:page>
      <draw:page draw:name="page6" draw:style-name="dp1" draw:master-page-name="Default">
        <draw:line draw:style-name="gr1" draw:text-style-name="P1" draw:layer="layout" svg:x1="10.05cm" svg:y1="4.14cm" svg:x2="10.05cm" svg:y2="15.235cm">
          <text:p/>
        </draw:line>
        <draw:line draw:style-name="gr2" draw:text-style-name="P2" draw:layer="layout" svg:x1="7.894cm" svg:y1="13.459cm" svg:x2="21.633cm" svg:y2="13.459cm">
          <text:p/>
        </draw:line>
        <draw:frame draw:style-name="gr3" draw:text-style-name="P3" draw:layer="layout" svg:width="11.128cm" svg:height="1.53cm" svg:x="10.669cm" svg:y="6.994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10.669cm" svg:y="10.895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6.775cm" svg:y="6.995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7.957cm" svg:y="10.896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8.27cm" svg:y="8.997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10.669cm" svg:y="13.795cm">
          <draw:text-box>
            <text:p><text:span text:style-name="T1"><text:s text:c="6"/></text:span><text:span text:style-name="T1">0 0 1 0 0</text:span><text:span text:style-name="T2"> </text:span></text:p>
          </draw:text-box>
        </draw:frame>
        <draw:frame draw:style-name="gr3" draw:text-style-name="P3" draw:layer="layout" svg:width="11.128cm" svg:height="1.53cm" svg:x="10.669cm" svg:y="4.795cm">
          <draw:text-box>
            <text:p><text:span text:style-name="T1"><text:s text:c="4"/></text:span><text:span text:style-name="T1">1 1 0 1 1 <text:s/></text:span><text:span text:style-name="T2"><text:s/></text:span></text:p>
          </draw:text-box>
        </draw:frame>
      </draw:page>
      <draw:page draw:name="page7" draw:style-name="dp1" draw:master-page-name="Default">
        <draw:line draw:style-name="gr1" draw:text-style-name="P1" draw:layer="layout" svg:x1="8.254cm" svg:y1="3.782cm" svg:x2="8.254cm" svg:y2="14.877cm">
          <text:p/>
        </draw:line>
        <draw:line draw:style-name="gr2" draw:text-style-name="P2" draw:layer="layout" svg:x1="6.098cm" svg:y1="13.101cm" svg:x2="19.837cm" svg:y2="13.101cm">
          <text:p/>
        </draw:line>
        <draw:frame draw:style-name="gr3" draw:text-style-name="P3" draw:layer="layout" svg:width="11.128cm" svg:height="1.53cm" svg:x="8.873cm" svg:y="6.636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8.873cm" svg:y="10.537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4.979cm" svg:y="6.637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6.161cm" svg:y="10.538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6.474cm" svg:y="8.639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8.873cm" svg:y="13.437cm">
          <draw:text-box>
            <text:p><text:span text:style-name="T1"><text:s text:c="4"/></text:span><text:span text:style-name="T1">0 0 0 1 0 0</text:span><text:span text:style-name="T2"> </text:span></text:p>
          </draw:text-box>
        </draw:frame>
        <draw:frame draw:style-name="gr3" draw:text-style-name="P3" draw:layer="layout" svg:width="11.128cm" svg:height="1.53cm" svg:x="8.873cm" svg:y="4.437cm">
          <draw:text-box>
            <text:p><text:span text:style-name="T1"><text:s text:c="2"/></text:span><text:span text:style-name="T1">1 1 1 0 1 1 <text:s/></text:span><text:span text:style-name="T2"><text:s/></text:span></text:p>
          </draw:text-box>
        </draw:frame>
      </draw:page>
      <draw:page draw:name="page8" draw:style-name="dp1" draw:master-page-name="Default">
        <draw:line draw:style-name="gr1" draw:text-style-name="P1" draw:layer="layout" svg:x1="10.77cm" svg:y1="5.647cm" svg:x2="10.77cm" svg:y2="16.742cm">
          <text:p/>
        </draw:line>
        <draw:line draw:style-name="gr2" draw:text-style-name="P2" draw:layer="layout" svg:x1="8.614cm" svg:y1="14.966cm" svg:x2="22.353cm" svg:y2="14.966cm">
          <text:p/>
        </draw:line>
        <draw:frame draw:style-name="gr3" draw:text-style-name="P3" draw:layer="layout" svg:width="11.128cm" svg:height="1.53cm" svg:x="11.389cm" svg:y="8.501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11.389cm" svg:y="12.402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7.495cm" svg:y="8.502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8.677cm" svg:y="12.403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8.99cm" svg:y="10.504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11.389cm" svg:y="15.302cm">
          <draw:text-box>
            <text:p><text:span text:style-name="T1"><text:s text:c="2"/></text:span><text:span text:style-name="T1">0 0 0 0 1 0 0</text:span><text:span text:style-name="T2"> </text:span></text:p>
          </draw:text-box>
        </draw:frame>
        <draw:frame draw:style-name="gr3" draw:text-style-name="P3" draw:layer="layout" svg:width="11.128cm" svg:height="1.53cm" svg:x="11.389cm" svg:y="6.302cm">
          <draw:text-box>
            <text:p><text:span text:style-name="T1">1 1 1 1 0 1 1 <text:s/></text:span><text:span text:style-name="T2"><text:s/></text:span></text:p>
          </draw:text-box>
        </draw:frame>
      </draw:page>
      <draw:page draw:name="page9" draw:style-name="dp1" draw:master-page-name="Default">
        <draw:line draw:style-name="gr2" draw:text-style-name="P2" draw:layer="layout" svg:x1="5.712cm" svg:y1="13.334cm" svg:x2="19.451cm" svg:y2="13.334cm">
          <text:p/>
        </draw:line>
        <draw:frame draw:style-name="gr3" draw:text-style-name="P3" draw:layer="layout" svg:width="11.128cm" svg:height="1.53cm" svg:x="8.487cm" svg:y="6.869cm">
          <draw:text-box>
            <text:p><text:span text:style-name="T1">0 1 1 1 1 0 1 1</text:span><text:span text:style-name="T2"> </text:span></text:p>
          </draw:text-box>
        </draw:frame>
        <draw:frame draw:style-name="gr3" draw:text-style-name="P3" draw:layer="layout" svg:width="11.128cm" svg:height="1.53cm" svg:x="8.487cm" svg:y="10.77cm">
          <draw:text-box>
            <text:p><text:span text:style-name="T1">0 0 0 0 1 0 0 1</text:span><text:span text:style-name="T2"> </text:span></text:p>
          </draw:text-box>
        </draw:frame>
        <draw:frame draw:style-name="gr4" draw:text-style-name="P4" draw:layer="layout" svg:width="2.692cm" svg:height="1.517cm" svg:x="4.593cm" svg:y="6.87cm">
          <draw:text-box>
            <text:p><text:span text:style-name="T3">123</text:span></text:p>
          </draw:text-box>
        </draw:frame>
        <draw:frame draw:style-name="gr5" draw:text-style-name="P4" draw:layer="layout" svg:width="1.51cm" svg:height="1.517cm" svg:x="5.775cm" svg:y="10.771cm">
          <draw:text-box>
            <text:p><text:span text:style-name="T3"><text:s/></text:span><text:span text:style-name="T3">9</text:span></text:p>
          </draw:text-box>
        </draw:frame>
        <draw:frame draw:style-name="gr6" draw:text-style-name="P4" draw:layer="layout" svg:width="1.162cm" svg:height="1.517cm" svg:x="6.088cm" svg:y="8.872cm">
          <draw:text-box>
            <text:p><text:span text:style-name="T3">+</text:span></text:p>
          </draw:text-box>
        </draw:frame>
        <draw:frame draw:style-name="gr3" draw:text-style-name="P3" draw:layer="layout" svg:width="11.128cm" svg:height="1.53cm" svg:x="8.487cm" svg:y="13.67cm">
          <draw:text-box>
            <text:p><text:span text:style-name="T1">1 0 0 0 0 1 0 0</text:span><text:span text:style-name="T2"> </text:span></text:p>
          </draw:text-box>
        </draw:frame>
        <draw:custom-shape draw:style-name="gr7" draw:text-style-name="P5" draw:layer="layout" svg:width="3.907cm" svg:height="1.53cm" svg:x="5.821cm" svg:y="4.6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28cm" svg:height="1.53cm" svg:x="8.487cm" svg:y="4.67cm">
          <draw:text-box>
            <text:p><text:span text:style-name="T1">1 1 1 1 0 1 1 <text:s/></text:span><text:span text:style-name="T2"><text:s/></text:span></text:p>
          </draw:text-box>
        </draw:frame>
        <draw:frame draw:style-name="gr8" draw:text-style-name="P3" draw:layer="layout" svg:width="2.323cm" svg:height="1.53cm" svg:x="5.821cm" svg:y="4.67cm">
          <draw:text-box>
            <text:p><text:span text:style-name="T1">0 </text:span><text:span text:style-name="T2"><text:s/></text:span></text:p>
          </draw:text-box>
        </draw:frame>
        <draw:line draw:style-name="gr1" draw:text-style-name="P1" draw:layer="layout" svg:x1="7.868cm" svg:y1="4.015cm" svg:x2="7.868cm" svg:y2="15.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4T14:39:35.391621418</meta:creation-date>
    <dc:date>2016-03-14T15:33:15.816314480</dc:date>
    <dc:creator>Eduardo Grosclaude</dc:creator>
    <meta:editing-duration>PT14M4S</meta:editing-duration>
    <meta:editing-cycles>4</meta:editing-cycles>
    <meta:generator>LibreOffice/5.0.4.2$Linux_X86_64 LibreOffice_project/2b9802c1994aa0b7dc6079e128979269cf95bc78</meta:generator>
    <meta:document-statistic meta:object-count="82"/>
  </office:meta>
</office:document-meta>
</file>